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language="cs" fo:country="CZ" officeooo:rsid="001dca73" officeooo:paragraph-rsid="001dca73"/>
    </style:style>
    <style:style style:name="P2" style:family="paragraph" style:parent-style-name="Text_20_body" style:list-style-name="L1">
      <style:paragraph-properties fo:margin-top="0cm" fo:margin-bottom="0cm" style:contextual-spacing="false" fo:line-height="100%"/>
      <style:text-properties fo:language="cs" fo:country="CZ" officeooo:rsid="001dca73" officeooo:paragraph-rsid="001dca73"/>
    </style:style>
    <style:style style:name="P3" style:family="paragraph" style:parent-style-name="Text_20_body" style:list-style-name="L1">
      <style:paragraph-properties fo:margin-top="0cm" fo:margin-bottom="0cm" style:contextual-spacing="false" fo:line-height="100%"/>
      <style:text-properties fo:language="cs" fo:country="CZ" officeooo:rsid="001f397f" officeooo:paragraph-rsid="001f397f"/>
    </style:style>
    <style:style style:name="P4" style:family="paragraph" style:parent-style-name="Text_20_body" style:list-style-name="L2">
      <style:paragraph-properties fo:margin-top="0cm" fo:margin-bottom="0cm" style:contextual-spacing="false" fo:line-height="100%"/>
      <style:text-properties fo:language="cs" fo:country="CZ" officeooo:rsid="001f397f" officeooo:paragraph-rsid="001f397f"/>
    </style:style>
    <style:style style:name="P5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officeooo:rsid="0020adf8" officeooo:paragraph-rsid="0020adf8"/>
    </style:style>
    <style:style style:name="P6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style:text-underline-style="solid" style:text-underline-width="auto" style:text-underline-color="font-color" fo:font-weight="bold" officeooo:rsid="0020adf8" officeooo:paragraph-rsid="0020adf8" style:font-weight-asian="bold" style:font-weight-complex="bold"/>
    </style:style>
    <style:style style:name="P7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style:text-underline-style="solid" style:text-underline-width="auto" style:text-underline-color="font-color" fo:font-weight="bold" officeooo:rsid="0022769d" officeooo:paragraph-rsid="0022769d" style:font-weight-asian="bold" style:font-weight-complex="bold"/>
    </style:style>
    <style:style style:name="P8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style="normal" officeooo:rsid="0020adf8" officeooo:paragraph-rsid="0020adf8" style:font-style-asian="normal" style:font-style-complex="normal"/>
    </style:style>
    <style:style style:name="P9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style="normal" fo:font-weight="bold" officeooo:rsid="0020adf8" officeooo:paragraph-rsid="0020adf8" style:font-style-asian="normal" style:font-weight-asian="bold" style:font-style-complex="normal" style:font-weight-complex="bold"/>
    </style:style>
    <style:style style:name="P10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style="normal" fo:font-weight="normal" officeooo:rsid="0020adf8" officeooo:paragraph-rsid="0020adf8" style:font-style-asian="normal" style:font-weight-asian="normal" style:font-style-complex="normal" style:font-weight-complex="normal"/>
    </style:style>
    <style:style style:name="P11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style="normal" fo:font-weight="normal" officeooo:rsid="0021255c" officeooo:paragraph-rsid="0021255c" style:font-style-asian="normal" style:font-weight-asian="normal" style:font-style-complex="normal" style:font-weight-complex="normal"/>
    </style:style>
    <style:style style:name="P12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style="normal" style:text-underline-style="solid" style:text-underline-width="auto" style:text-underline-color="font-color" fo:font-weight="bold" officeooo:rsid="0020adf8" officeooo:paragraph-rsid="0021255c" style:font-style-asian="normal" style:font-weight-asian="bold" style:font-style-complex="normal" style:font-weight-complex="bold"/>
    </style:style>
    <style:style style:name="P13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style="normal" style:text-underline-style="solid" style:text-underline-width="auto" style:text-underline-color="font-color" fo:font-weight="bold" officeooo:rsid="0021255c" officeooo:paragraph-rsid="0021255c" style:font-style-asian="normal" style:font-weight-asian="bold" style:font-style-complex="normal" style:font-weight-complex="bold"/>
    </style:style>
    <style:style style:name="P14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solid" style:text-underline-width="auto" style:text-underline-color="font-color" fo:font-weight="bold" officeooo:rsid="0029f398" officeooo:paragraph-rsid="0029f398" style:font-style-asian="normal" style:font-weight-asian="bold" style:font-style-complex="normal" style:font-weight-complex="bold"/>
    </style:style>
    <style:style style:name="P15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solid" style:text-underline-width="auto" style:text-underline-color="font-color" fo:font-weight="bold" officeooo:rsid="002d1fd9" officeooo:paragraph-rsid="002d1fd9" style:font-style-asian="normal" style:font-weight-asian="bold" style:font-style-complex="normal" style:font-weight-complex="bold"/>
    </style:style>
    <style:style style:name="P16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solid" style:text-underline-width="auto" style:text-underline-color="font-color" fo:font-weight="bold" officeooo:rsid="002f6dbf" officeooo:paragraph-rsid="002f6dbf" style:font-style-asian="normal" style:font-weight-asian="bold" style:font-style-complex="normal" style:font-weight-complex="bold"/>
    </style:style>
    <style:style style:name="P17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solid" style:text-underline-width="auto" style:text-underline-color="font-color" fo:font-weight="normal" officeooo:rsid="002f6dbf" officeooo:paragraph-rsid="002f6dbf" style:font-style-asian="normal" style:font-weight-asian="normal" style:font-style-complex="normal" style:font-weight-complex="normal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style="normal" style:text-underline-style="none" fo:font-weight="normal" officeooo:rsid="0021255c" officeooo:paragraph-rsid="0021255c" style:font-style-asian="normal" style:font-weight-asian="normal" style:font-style-complex="normal" style:font-weight-complex="normal"/>
    </style:style>
    <style:style style:name="P19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none" fo:font-weight="normal" officeooo:rsid="002455b9" officeooo:paragraph-rsid="002455b9" style:font-style-asian="normal" style:font-weight-asian="normal" style:font-style-complex="normal" style:font-weight-complex="normal"/>
    </style:style>
    <style:style style:name="P20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none" fo:font-weight="normal" officeooo:rsid="0029d746" officeooo:paragraph-rsid="0029d746" style:font-style-asian="normal" style:font-weight-asian="normal" style:font-style-complex="normal" style:font-weight-complex="normal"/>
    </style:style>
    <style:style style:name="P21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none" fo:font-weight="normal" officeooo:rsid="0029f398" officeooo:paragraph-rsid="0029f398" style:font-style-asian="normal" style:font-weight-asian="normal" style:font-style-complex="normal" style:font-weight-complex="normal"/>
    </style:style>
    <style:style style:name="P22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none" fo:font-weight="normal" officeooo:rsid="002d1fd9" officeooo:paragraph-rsid="002d1fd9" style:font-style-asian="normal" style:font-weight-asian="normal" style:font-style-complex="normal" style:font-weight-complex="normal"/>
    </style:style>
    <style:style style:name="P23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none" fo:font-weight="normal" officeooo:rsid="002f6dbf" officeooo:paragraph-rsid="002f6dbf" style:font-style-asian="normal" style:font-weight-asian="normal" style:font-style-complex="normal" style:font-weight-complex="normal"/>
    </style:style>
    <style:style style:name="P24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normal" style:text-underline-style="none" fo:font-weight="bold" officeooo:rsid="002f6dbf" officeooo:paragraph-rsid="002f6dbf" style:font-style-asian="normal" style:font-weight-asian="bold" style:font-style-complex="normal" style:font-weight-complex="bold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weight="normal" officeooo:rsid="0020adf8" officeooo:paragraph-rsid="0020adf8" style:font-weight-asian="normal" style:font-weight-complex="normal"/>
    </style:style>
    <style:style style:name="P26" style:family="paragraph" style:parent-style-name="Text_20_body" style:list-style-name="L3">
      <style:paragraph-properties fo:margin-top="0cm" fo:margin-bottom="0cm" style:contextual-spacing="false" fo:line-height="100%"/>
      <style:text-properties fo:language="cs" fo:country="CZ" fo:font-weight="normal" officeooo:rsid="0020adf8" officeooo:paragraph-rsid="0021255c" style:font-weight-asian="normal" style:font-weight-complex="normal"/>
    </style:style>
    <style:style style:name="P27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officeooo:rsid="0021255c" officeooo:paragraph-rsid="0021255c"/>
    </style:style>
    <style:style style:name="P28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style:text-underline-style="none" fo:font-weight="normal" officeooo:rsid="0021255c" officeooo:paragraph-rsid="0021255c" style:font-weight-asian="normal" style:font-weight-complex="normal"/>
    </style:style>
    <style:style style:name="P29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style:text-underline-style="none" fo:font-weight="normal" officeooo:rsid="0022769d" officeooo:paragraph-rsid="0022769d" style:font-weight-asian="normal" style:font-weight-complex="normal"/>
    </style:style>
    <style:style style:name="P30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style:text-underline-style="none" fo:font-weight="normal" officeooo:rsid="00238eb0" officeooo:paragraph-rsid="00238eb0" style:font-weight-asian="normal" style:font-weight-complex="normal"/>
    </style:style>
    <style:style style:name="P31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italic" style:text-underline-style="none" fo:font-weight="normal" officeooo:rsid="00238eb0" officeooo:paragraph-rsid="00238eb0" style:font-style-asian="italic" style:font-weight-asian="normal" style:font-style-complex="italic" style:font-weight-complex="normal"/>
    </style:style>
    <style:style style:name="P32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italic" style:text-underline-style="none" fo:font-weight="normal" officeooo:rsid="002455b9" officeooo:paragraph-rsid="002455b9" style:font-style-asian="italic" style:font-weight-asian="normal" style:font-style-complex="italic" style:font-weight-complex="normal"/>
    </style:style>
    <style:style style:name="P33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italic" style:text-underline-style="none" fo:font-weight="normal" officeooo:rsid="002f6dbf" officeooo:paragraph-rsid="002f6dbf" style:font-style-asian="italic" style:font-weight-asian="normal" style:font-style-complex="italic" style:font-weight-complex="normal"/>
    </style:style>
    <style:style style:name="P34" style:family="paragraph" style:parent-style-name="Text_20_body" style:list-style-name="L4">
      <style:paragraph-properties fo:margin-top="0cm" fo:margin-bottom="0cm" style:contextual-spacing="false" fo:line-height="100%"/>
      <style:text-properties fo:language="cs" fo:country="CZ" fo:font-style="italic" style:text-underline-style="none" fo:font-weight="bold" officeooo:rsid="002455b9" officeooo:paragraph-rsid="002455b9" style:font-style-asian="italic" style:font-weight-asian="bold" style:font-style-complex="italic" style:font-weight-complex="bold"/>
    </style:style>
    <style:style style:name="P35" style:family="paragraph" style:parent-style-name="Text_20_body" style:list-style-name="L4">
      <style:paragraph-properties fo:margin-top="0cm" fo:margin-bottom="0cm" style:contextual-spacing="false" fo:line-height="100%"/>
      <style:text-properties style:text-underline-style="none" fo:font-weight="normal" officeooo:rsid="002d1fd9" officeooo:paragraph-rsid="002d1fd9" style:font-weight-asian="normal" style:font-weight-complex="normal"/>
    </style:style>
    <style:style style:name="P36" style:family="paragraph" style:parent-style-name="Heading_20_1">
      <style:text-properties fo:language="cs" fo:country="CZ" officeooo:rsid="0020adf8" officeooo:paragraph-rsid="0020adf8"/>
    </style:style>
    <style:style style:name="P37" style:family="paragraph" style:parent-style-name="Heading_20_1">
      <style:text-properties fo:language="cs" fo:country="CZ" style:text-underline-style="none" fo:font-weight="normal" officeooo:rsid="0021255c" officeooo:paragraph-rsid="0021255c" style:font-weight-asian="normal" style:font-weight-complex="normal"/>
    </style:style>
    <style:style style:name="T1" style:family="text">
      <style:text-properties officeooo:rsid="001f397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238eb0" style:font-weight-asian="normal" style:font-weight-complex="normal"/>
    </style:style>
    <style:style style:name="T9" style:family="text">
      <style:text-properties style:text-underline-style="none" fo:font-weight="normal" officeooo:rsid="0027f3ca" style:font-weight-asian="normal" style:font-weight-complex="normal"/>
    </style:style>
    <style:style style:name="T10" style:family="text">
      <style:text-properties style:text-underline-style="none" fo:font-weight="normal" officeooo:rsid="002b4147" style:font-weight-asian="normal" style:font-weight-complex="normal"/>
    </style:style>
    <style:style style:name="T11" style:family="text">
      <style:text-properties officeooo:rsid="00275b74"/>
    </style:style>
    <style:style style:name="T12" style:family="text">
      <style:text-properties officeooo:rsid="0029d746"/>
    </style:style>
    <style:style style:name="T13" style:family="text">
      <style:text-properties fo:language="cs" fo:country="CZ" fo:font-style="normal" style:font-style-asian="normal" style:font-style-complex="normal"/>
    </style:style>
    <style:style style:name="T14" style:family="text">
      <style:text-properties fo:language="cs" fo:country="CZ" fo:font-style="normal" officeooo:rsid="002efc29" style:font-style-asian="normal" style:font-style-complex="normal"/>
    </style:style>
    <style:style style:name="T15" style:family="text">
      <style:text-properties officeooo:rsid="0033cf5d"/>
    </style:style>
    <style:style style:name="T16" style:family="text">
      <style:text-properties officeooo:rsid="0033fb20"/>
    </style:style>
    <style:style style:name="T17" style:family="text">
      <style:text-properties officeooo:rsid="0035977f"/>
    </style:style>
    <style:style style:name="T18" style:family="text">
      <style:text-properties officeooo:rsid="0035c9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rodní obrození</text:p>
      <text:list xml:id="list1043243517302949344" text:style-name="L1">
        <text:list-item>
          <text:p text:style-name="P2">poslední čtvrtina 18. století, <text:span text:style-name="T18">první polovina 19.</text:span></text:p>
        </text:list-item>
        <text:list-item>
          <text:p text:style-name="P2">snaha o vytvoření novodobého českého národa → kultura, jazyk, národní hrdost</text:p>
        </text:list-item>
        <text:list-item>
          <text:p text:style-name="P2">předpoklady vzniku:</text:p>
          <text:list>
            <text:list-item>
              <text:p text:style-name="P2">povinná školní docházka</text:p>
            </text:list-item>
            <text:list-item>
              <text:p text:style-name="P2">zrušení nevolnictví → lidé se stěhovali do měst, přesunula se čeština</text:p>
            </text:list-item>
            <text:list-item>
              <text:p text:style-name="P2">toleranční patent – <text:span text:style-name="T1">povolení jiného náboženství než katolictví</text:span></text:p>
            </text:list-item>
            <text:list-item>
              <text:p text:style-name="P2">zrušení jezuitského řádu</text:p>
            </text:list-item>
          </text:list>
        </text:list-item>
        <text:list-item>
          <text:p text:style-name="P3">periodizace</text:p>
        </text:list-item>
      </text:list>
      <text:list xml:id="list651702155738029681" text:style-name="L2">
        <text:list-item>
          <text:p text:style-name="P4">177<text:span text:style-name="T17">4</text:span>-1805 – klasicismus</text:p>
        </text:list-item>
        <text:list-item>
          <text:p text:style-name="P4">1805-1830 – preromantismus</text:p>
        </text:list-item>
        <text:list-item>
          <text:p text:style-name="P4">1830-1848 – romantismus</text:p>
        </text:list-item>
        <text:list-item>
          <text:p text:style-name="P4">(1848-1859 – realismus)</text:p>
        </text:list-item>
      </text:list>
      <text:h text:style-name="P36" text:outline-level="1">1. fáze</text:h>
      <text:list xml:id="list2803468502440405672" text:style-name="L3">
        <text:list-item>
          <text:p text:style-name="P5">Obranná fáze</text:p>
        </text:list-item>
        <text:list-item>
          <text:p text:style-name="P5">právo národa na svůj jazyk, …</text:p>
        </text:list-item>
        <text:list-item>
          <text:p text:style-name="P6">Bohuslav Balbín<text:span text:style-name="T7"> – </text:span><text:span text:style-name="T9">vydána jeho Obrana</text:span></text:p>
        </text:list-item>
        <text:list-item>
          <text:p text:style-name="P5"><text:span text:style-name="T6">Gellasius Dobner</text:span> – kritika věrohodnosti Hájkovy kroniky</text:p>
        </text:list-item>
        <text:list-item>
          <text:p text:style-name="P5"><text:span text:style-name="T6">František Martin Pelch </text:span>– nová kronika</text:p>
        </text:list-item>
        <text:list-item>
          <text:p text:style-name="P6">Josef Dobrovský</text:p>
          <text:list>
            <text:list-item>
              <text:p text:style-name="P5">pohřben v Brně</text:p>
            </text:list-item>
            <text:list-item>
              <text:p text:style-name="P5">první kodifikace ČJ – <text:span text:style-name="T2">Podrobná mluvnice jazyka českého </text:span><text:span text:style-name="T3">(německy)</text:span></text:p>
            </text:list-item>
            <text:list-item>
              <text:p text:style-name="P5"><text:span text:style-name="T3">dvojdílný </text:span><text:span text:style-name="T2">Německo - český slovník</text:span></text:p>
            </text:list-item>
            <text:list-item>
              <text:p text:style-name="P5"><text:span text:style-name="T3">zakladatel slavistiky – analýza staroslověnštiny – </text:span><text:span text:style-name="T2">Základy jazyka staroslověnského</text:span></text:p>
            </text:list-item>
            <text:list-item>
              <text:p text:style-name="P8">zabýval se českým básnictvím, upozornil na rytmická specifik<text:span text:style-name="T15">a</text:span> češtiny, jaký rytmus je vhodný</text:p>
            </text:list-item>
            <text:list-item>
              <text:p text:style-name="P8">nevěřil, že če<text:span text:style-name="T16">š</text:span>tina se stane velkým jazykem, ale chtěl ji zachovat</text:p>
            </text:list-item>
          </text:list>
        </text:list-item>
        <text:list-item>
          <text:p text:style-name="P9">divadlo</text:p>
          <text:list>
            <text:list-item>
              <text:p text:style-name="P10">V Kotcích (od 1738)</text:p>
            </text:list-item>
            <text:list-item>
              <text:p text:style-name="P10">U Hybernů</text:p>
            </text:list-item>
            <text:list-item>
              <text:p text:style-name="P10">Stavovské (původně Kosticovo)</text:p>
              <text:list>
                <text:list-item>
                  <text:p text:style-name="P10">v neděli odpoledne se hrálo česky</text:p>
                </text:list-item>
                <text:list-item>
                  <text:p text:style-name="P25"><text:span text:style-name="T3">premiéra </text:span><text:span text:style-name="T2">Don Giovanniho</text:span><text:span text:style-name="T3"> (</text:span><text:span text:style-name="T4">Mozart)</text:span></text:p>
                </text:list-item>
                <text:list-item>
                  <text:p text:style-name="P10">později <text:span text:style-name="T2">Fidlovačka</text:span></text:p>
                </text:list-item>
              </text:list>
            </text:list-item>
            <text:list-item>
              <text:p text:style-name="P10">Bouda</text:p>
              <text:list>
                <text:list-item>
                  <text:p text:style-name="P10">1786 -1789</text:p>
                </text:list-item>
                <text:list-item>
                  <text:p text:style-name="P10">na Václaváku, ze dřeva</text:p>
                </text:list-item>
                <text:list-item>
                  <text:p text:style-name="P10">hrálo se tam jen česky</text:p>
                </text:list-item>
                <text:list-item>
                  <text:p text:style-name="P10">z hygienických důvodů zbouráno</text:p>
                </text:list-item>
                <text:list-item>
                  <text:p text:style-name="P12">Václav Thán</text:p>
                  <text:list>
                    <text:list-item>
                      <text:p text:style-name="P26"><text:span text:style-name="T3">řídil divadlo, hrál hry z české historie (</text:span><text:span text:style-name="T2">Břetislav a Jitka aneb Únos z kláštera, Vlasta a Šárka aneb Dívčí boj u Prahy)</text:span></text:p>
                    </text:list-item>
                    <text:list-item>
                      <text:p text:style-name="P11">anakreonská poezie</text:p>
                    </text:list-item>
                  </text:list>
                </text:list-item>
              </text:list>
            </text:list-item>
            <text:list-item>
              <text:p text:style-name="P11">první česká hra – <text:span text:style-name="T2">Kníže Honzík</text:span> – V Kotcích</text:p>
            </text:list-item>
            <text:list-item>
              <text:p text:style-name="P13">Matěj Kopecký<text:span text:style-name="T7"> – loutkář</text:span></text:p>
            </text:list-item>
          </text:list>
        </text:list-item>
        <text:list-item>
          <text:p text:style-name="P13"><text:soft-page-break/>Václav Matěj Kramerius</text:p>
          <text:list>
            <text:list-item>
              <text:list>
                <text:list-item>
                  <text:p text:style-name="P18">nakladatelství Česká expedice</text:p>
                </text:list-item>
                <text:list-item>
                  <text:p text:style-name="P18">v jeho knihkupectví a knihovn<text:span text:style-name="T11">ě</text:span> se scházela lumpenkavárna</text:p>
                </text:list-item>
              </text:list>
            </text:list-item>
          </text:list>
        </text:list-item>
      </text:list>
      <text:h text:style-name="P37" text:outline-level="1">2. fáze</text:h>
      <text:list xml:id="list6809910104535121096" text:style-name="L4">
        <text:list-item>
          <text:p text:style-name="P27"><text:span text:style-name="T8">ú</text:span><text:span text:style-name="T7">točná</text:span></text:p>
        </text:list-item>
        <text:list-item>
          <text:p text:style-name="P28">snaha rozšířit češtinu i mezi vzdělanější vrstvu, do odborné literatury, zvýšit kvality umělecké literatury</text:p>
        </text:list-item>
        <text:list-item>
          <text:p text:style-name="P28">oslavována česká příroda, folklór, historie</text:p>
        </text:list-item>
        <text:list-item>
          <text:p text:style-name="P28">optimismus</text:p>
        </text:list-item>
        <text:list-item>
          <text:p text:style-name="P29">slovanství</text:p>
        </text:list-item>
        <text:list-item>
          <text:p text:style-name="P7">Josef Jungman</text:p>
          <text:list>
            <text:list-item>
              <text:p text:style-name="P30">nový slovník (pětidílný)</text:p>
            </text:list-item>
            <text:list-item>
              <text:p text:style-name="P31">Rozmlouvání o jazyku českém</text:p>
            </text:list-item>
            <text:list-item>
              <text:p text:style-name="P32">Slovesnost<text:span text:style-name="T3"> – učebnice slohu</text:span></text:p>
            </text:list-item>
            <text:list-item>
              <text:p text:style-name="P19">chtěl veleslavínskou češtinu</text:p>
            </text:list-item>
          </text:list>
        </text:list-item>
        <text:list-item>
          <text:p text:style-name="P34"><text:span text:style-name="T3">RKZ – </text:span>Rukopis královédvorský a zelenohorský</text:p>
          <text:list>
            <text:list-item>
              <text:p text:style-name="P19">K: 13. století, 1<text:span text:style-name="T12">4</text:span> básní <text:span text:style-name="T12">(6 epických, 6 lyrických, 2 lyricko-epické)</text:span></text:p>
            </text:list-item>
            <text:list-item>
              <text:p text:style-name="P19">Z: 9. století, úlomky dvou skladeb: Slovanský sněm, Kněžna Libuše a soud nad bratry Chrudošem a Šťahlavem</text:p>
            </text:list-item>
            <text:list-item>
              <text:p text:style-name="P19">spory o pravosti</text:p>
            </text:list-item>
            <text:list-item>
              <text:p text:style-name="P20">geniální technické zpracování – palimpsest – opravdový starý cizojazyčný text, písmenka seškrábána a nahrazena jinými</text:p>
            </text:list-item>
            <text:list-item>
              <text:p text:style-name="P20">pravděpodobní autoři: <text:span text:style-name="T5">Václav Hanka</text:span>, <text:span text:style-name="T5">Josef Linda</text:span> (básníci), <text:span text:style-name="T5">František Horčička</text:span><text:span text:style-name="T2"> </text:span>(restauratér fresek)</text:p>
            </text:list-item>
            <text:list-item>
              <text:p text:style-name="P20">inspirace, zvednutí národního sebevědomí</text:p>
            </text:list-item>
          </text:list>
        </text:list-item>
        <text:list-item>
          <text:p text:style-name="P14">František Ladislav Čelakovský</text:p>
          <text:list>
            <text:list-item>
              <text:p text:style-name="P21">ohlasová poezie – napodobuje lidovou</text:p>
            </text:list-item>
            <text:list-item>
              <text:p text:style-name="P14"><text:span text:style-name="T7">Ohlas písní </text:span><text:span text:style-name="T10">ruských</text:span><text:span text:style-name="T7"> - epické</text:span></text:p>
            </text:list-item>
            <text:list-item>
              <text:p text:style-name="P14"><text:span text:style-name="T7">Ohlas písní </text:span><text:span text:style-name="T10">český</text:span><text:span text:style-name="T7">ch – lyrické, Toman a lesní panna lyricko-epická (balada)</text:span></text:p>
            </text:list-item>
          </text:list>
        </text:list-item>
        <text:list-item>
          <text:p text:style-name="P15">Jan Kolár</text:p>
          <text:list>
            <text:list-item>
              <text:p text:style-name="P22">Slovák</text:p>
            </text:list-item>
            <text:list-item>
              <text:p text:style-name="P35"><text:span text:style-name="T13">Slávy dcera – série sonetů o Slovanech </text:span><text:span text:style-name="T14">(předzpěv nesonetový, těžko srozumitelný)</text:span></text:p>
            </text:list-item>
          </text:list>
        </text:list-item>
        <text:list-item>
          <text:p text:style-name="P24">Divadlo:</text:p>
          <text:list>
            <text:list-item>
              <text:p text:style-name="P23">víc češtiny</text:p>
            </text:list-item>
            <text:list-item>
              <text:p text:style-name="P23">veselohry</text:p>
            </text:list-item>
            <text:list-item>
              <text:p text:style-name="P17">Václav Kliment Klicpera</text:p>
              <text:list>
                <text:list-item>
                  <text:p text:style-name="P23">učil Tyla</text:p>
                </text:list-item>
                <text:list-item>
                  <text:p text:style-name="P23">Hadrián z Římsů – parodie na rytíře</text:p>
                </text:list-item>
              </text:list>
            </text:list-item>
          </text:list>
        </text:list-item>
        <text:list-item>
          <text:p text:style-name="P16">František Palacký</text:p>
          <text:list>
            <text:list-item>
              <text:p text:style-name="P23">historik, politik</text:p>
            </text:list-item>
            <text:list-item>
              <text:p text:style-name="P33">Dějiny českého národa v Čechách i na Moravě</text:p>
            </text:list-item>
            <text:list-item>
              <text:p text:style-name="P23">vyzdvihoval husitství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4T13:05:22.349953318</meta:creation-date>
    <meta:editing-duration>PT11H33M16S</meta:editing-duration>
    <meta:editing-cycles>6</meta:editing-cycles>
    <meta:generator>LibreOffice/4.2.7.2$Linux_X86_64 LibreOffice_project/420m0$Build-2</meta:generator>
    <dc:date>2015-01-16T09:25:12.435563467</dc:date>
    <meta:print-date>2015-01-16T08:01:02.155389300</meta:print-date>
    <meta:document-statistic meta:table-count="0" meta:image-count="0" meta:object-count="0" meta:page-count="2" meta:paragraph-count="81" meta:word-count="463" meta:character-count="2869" meta:non-whitespace-character-count="2543"/>
  </office:meta>
</office:document-meta>
</file>